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justify" style:justify-single-word="false"/>
    </style:style>
    <style:style style:name="P3" style:family="paragraph" style:parent-style-name="Standard" style:master-page-name="Standard">
      <style:paragraph-properties fo:margin-top="0in" fo:margin-bottom="0in" loext:contextual-spacing="false" style:page-number="1"/>
    </style:style>
    <style:style style:name="T1" style:family="text">
      <style:text-properties fo:color="#1155cc"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a xlink:type="simple" xlink:href="https://www.fimfiction.net/story/173495/cooking-roach" text:style-name="Internet_20_link" text:visited-style-name="Visited_20_Internet_20_Link"><text:span text:style-name="T1">https://www.fimfiction.net/story/173495/cooking-roach</text:span></text:a></text:p>
      <text:p text:style-name="P1"/>
      <text:p text:style-name="P2">W swojej nieokiełznanej manii poszukiwania wszystkich opowiadań związanych z Sombrą wpadłem raz na króciutkie dzieło zatytułowane “A meal fit for a king”, w którym nasz (nie)kochany monarcha, obecnie w trakcie procesu przechodzenia na stronę dobra, miłości i tym podobnych, odwiedza restaurację i odkrywa, że ktoś napluł mu do jedzenia. Co ciekawe, nie było to skierowane w niego, a raczej w jedną z kucharek. Było to lekkie, łatwe i przyjemne opowiadanie, które jednak przede wszystkim sprawiło, że zainteresowałem się jego prequelem, o tytule “Cooking roach”, opowiadającym o losach rzeczonej kucharki zanim jeszcze zajęła się na poważnie gotowaniem.</text:p>
      <text:p text:style-name="P2"/>
      <text:p text:style-name="P2">Rochelle żyje w naprawdę ciekawych czasach. Poznajemy ją w momencie, gdy właśnie jest zajęta wygrywaniem konkursu w jedzeniu na najostrzejsze papryczki na świecie, a jej oponentem jest sam Iron Will. Chwilę później, gdy wraca z wygraną i zabawką dla wychowywanego przez siebie gryfiego pisklaka, odkrywa, że nieoczekiwaną wizytę złożyły jej same księżniczki. Do tego pewnym problemem pozostaje fakt, że Rochelle tak naprawdę ma na imię “Roach” (lecz bądźmy szczerzy, kto zdrowy na umyśle chciałby się tak nazywać?), jest podmieńcem, i przebywa w Canterlocie tylko dlatego, że najpierw udało się jej umknąć przed kopułą Miłosnej Zagłady, wyemitowaną przez Shininga i Cadance, a potem – jak gdyby nigdy nic – wróciła do miasta, licząc, że nikt się nie zorientuje. Dość szybko wychodzi też na jaw, że nie jest ona jedynym członkiem pokonanego roju, który nie miał ochoty wyruszać na poszukiwanie Chrysalis...</text:p>
      <text:p text:style-name="P2"/>
      <text:p text:style-name="P2">Jak widać, Rochelle nie może narzekać na nudę. Wychowywanie małej gryfki (o adekwatnym imieniu Nuisance), radzenie sobie z niechęcią społeczeństwa wobec podmieńców, próba integracji ze społeczeństwem, odkrywanie własnego ja, takie tam – przez cały okres trwania opowiadania ma pełne kopyta roboty. Zdradzenie czegokolwiek więcej mogłoby być poważnym spoilerem, czego wolę uniknąć – szczególnie, że opowiadanie ma sześć rozdziałów, idealnie dobrane tempo oraz akurat takie ilości przygód, by czytelnik przez cały czas pozostawał zaangażowany i otrzymywał od czasu do czasu kolejną dawkę zaskoczenia. Całość nieco psuł mi fakt, że – znając “A meal fit for a king” – mogłem się domyślać, jak się potoczy część wątków, odrobinę zmniejszając napięcie… a w “Cooking roach” jest sporo miejsc, w których naszej bohaterce coś może pójść nie tak. Z drugiej strony, całość jest tak naprawdę wspomnieniami, które Rochelle opowiada byłemu tyranowi Kryształowego Imperium, więc ciężko rozdzielić od siebie te dwa dzieła.</text:p>
      <text:p text:style-name="P2"/>
      <text:p text:style-name="P2">W tego typu opowiadaniach obyczajowych najważniejsze jest to, że przedstawiony świat jest realistyczny, nie powoduje wybicia z immersji oraz występujące w nim postacie zachowują się odpowiednio do tego, czego się po nich oczekuje – w wypadku tych z serialu, takich jak Celestia czy Luna – lub że zostały poprawnie skontruowane i da się je autentycznie polubić – w kwestii postaci stworzonych specjalnie na potrzeby danego dzieła. Co najwyżej mogę się przyczepić do tego, że postacie, które nie lubią podmieńców z dobrych powodów (rozbite rodziny, inwazja, takie tam…), są traktowane z niewystarczającą dawką zrozumienia, a ich problemy szybko okazują się być mniej poważne, niż uważały, przez co zamiast dostać poważne rozważania na temat rasizmu, uprzedzeń i tym podobnych rzeczy, dostajemy tylko ich szybkie potępienie i nieco przylukrowany happy end. Pasuje to do konwencji, ale nieco zawiodło moje oczekiwania.</text:p>
      <text:p text:style-name="P2"/>
      <text:p text:style-name="P2">Ze względu na osobę głównej bohaterki, szczególnie dużo uwagi poświęcono podmieńcom – jak działają, jak się zachowują, jakie są ich historie oraz jak ich zwyczaje wpływają na ich zachowanie – szczególnie interesujące jest to w stosunku do kwestii kulinarnych. Przez opowiadanie przewija się dość sporo postaci z tej rasy, a kwestia tego, jak radzą sobie z Equestrią oraz jak Equestria radzi sobie z nimi, jest jednym z głównych tematów fabuły. Z ważniejszych postaci na pewno trzeba również wymienić Nuissance – miniaturowy pół-kot, pół-ptak zawsze potrafi poprawić nastrój sytuacji, rozładować atmosferę, a w pewnym momencie nawet służy do znaczącego podniesienia dramatyzmu kilku scen – oraz Candy Floss, najlepszą przyjaciółkę Rochelle, która pomaga jej w wielu sprawach… i która tak szczerze, jest tak idealna, że czasem trudno w nią uwierzyć (nawet pomijając fakt, że jest kolorowym koniem ze skrzydłami).</text:p>
      <text:p text:style-name="P2"/>
      <text:p text:style-name="P2">Z tagów, którymi obdarzono opowiadanie – “slice of life”, “comedy” oraz “random” – najwięcej elementów tego pierwszego. Całość jest bardzo dobrze napisanym opowiadaniem obyczajowym, w którym dramat, napięcie oraz spokojniejsze momenty są wymieszane jak w wyśmienitej sałatce, doprawionej szczyptą komedii dla smaku. Kompletnie za to nie potrafię zrozumieć, co przesądziło o dodaniu tagu “random”, który w moim odczuciu, nie pasuje do tego dość spokojnego opowiadania.</text:p>
      <text:p text:style-name="P2"/>
      <text:p text:style-name="P2">Językowo całość jest bez zarzutu. Autor pisał bez błędów, przepiękną angielszczyzną, którą aż miło się czyta, unikając tworzenia ścian tekstu i innych nieprzyjemności. Przecinki, ortografia, gramatyka – wszystko pozostaje bez zarzutu. Szczególnie przyjemnie wyglądają sceny powiązane z kwestiami kulinarnymi – rozdział piąty jest w tej kwestii istną ucztą dla oczu.</text:p>
      <text:p text:style-name="P2"/>
      <text:p text:style-name="P2">“Cooking Roach” zasłużyło sobie z miejsca na znalezienie się na mojej prywatnej liście najlepszych opowiadań, jakie czytałem. Jego spokojny, relaksujący klimat, sympatyczne postacie oraz duża troska przykładana do świata sprawiły że przeczytałem je praktycznie za jednym podejściem. Autor napisał jeszcze kilka opowiadań powiązanych z tym uniwersum, ale niestety, większość z nich nie została dokończona, i nie zanosi się na to, by miało się to kiedykolwiek zmienić – czego szczerze żałuję, bo przygody Rochelle, szczególnie w kompanii nawracającego się króla Sombry, mogłyby być niewyobrażalnie ciekawe. Nawet mimo tego nie mogę nie polecić “Cooking roach”, które nawet samo w sobie pozostaje świetnym, przykuwającym uwagę dziełem.</text:p>
      <text:p text:style-name="P2"/>
      <text:p text:style-name="P2"><text:a xlink:type="simple" xlink:href="https://derpibooru.org/790677?q=cooking" text:style-name="Internet_20_link" text:visited-style-name="Visited_20_Internet_20_Link"><text:span text:style-name="T1">https://derpibooru.org/790677?q=cooking</text:span></text:a> - top</text:p>
      <text:p text:style-name="P2"/>
      <text:p text:style-name="P2"><text:a xlink:type="simple" xlink:href="https://derpibooru.org/406210?q=cooking%2C+changeling" text:style-name="Internet_20_link" text:visited-style-name="Visited_20_Internet_20_Link"><text:span text:style-name="T1">https://derpibooru.org/406210?q=cooking%2C+changeling</text:span></text:a></text:p>
      <text:p text:style-name="P2"/>
      <text:p text:style-name="P2"><text:a xlink:type="simple" xlink:href="https://derpibooru.org/1547672?q=changeling" text:style-name="Internet_20_link" text:visited-style-name="Visited_20_Internet_20_Link"><text:span text:style-name="T1">https://derpibooru.org/1547672?q=changeling</text:span></text:a></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2" meta:word-count="862" meta:character-count="6145" meta:non-whitespace-character-count="5277"/>
    <meta:generator>LibreOfficeDev/5.1.0.3$Linux_X86_64 LibreOffice_project/</meta:generator>
  </office:meta>
</office:document-meta>
</file>